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3"/>
          <table:table-cell office:value-type="string" calcext:value-type="string">
            <text:p>Q table</text:p>
          </table:table-cell>
          <table:table-cell office:value-type="string" calcext:value-type="string">
            <text:p>ETAT/AC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HOOT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P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OWN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EF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RIGH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D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P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P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DOWN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OWN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EF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F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lle rapproche but</text:p>
          </table:table-cell>
          <table:table-cell office:value-type="float" office:value="5" calcext:value-type="float">
            <text:p>5</text:p>
          </table:table-cell>
          <table:table-cell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lle éloigne but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RIGH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lle rapproche but ++</text:p>
          </table:table-cell>
          <table:table-cell office:value-type="float" office:value="9" calcext:value-type="float">
            <text:p>9</text:p>
          </table:table-cell>
          <table:table-cell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Default" table:number-columns-repeated="2"/>
          <table:table-cell office:value-type="string" calcext:value-type="string">
            <text:p>balle éloigne but ++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RIGH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style-name="Default" table:number-columns-repeated="1010"/>
        </table:table-row>
        <table:table-row table:style-name="ro1">
          <table:table-cell table:style-name="Default" table:number-columns-repeated="2"/>
          <table:table-cell office:value-type="string" calcext:value-type="string">
            <text:p>se rapproche de la balle</text:p>
          </table:table-cell>
          <table:table-cell office:value-type="float" office:value="3" calcext:value-type="float">
            <text:p>3</text:p>
          </table:table-cell>
          <table:table-cell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style-name="Default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’éloigne de la balle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U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ate le tir</text:p>
          </table:table-cell>
          <table:table-cell office:value-type="float" office:value="-3" calcext:value-type="float">
            <text:p>-3</text:p>
          </table:table-cell>
          <table:table-cell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ur déplacement</text:p>
          </table:table-cell>
          <table:table-cell table:number-columns-repeated="10"/>
          <table:table-cell office:value-type="string" calcext:value-type="string">
            <text:p>TIR/déplacement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ETAT/AC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HOOT</text:p>
          </table:table-cell>
          <table:table-cell/>
          <table:table-cell office:value-type="string" calcext:value-type="string">
            <text:p>ETAT/AC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HOOT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P 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P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OWN 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OWN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Default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LEF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LEF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RIGH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RIGHT 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table:style-name="Default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L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R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P2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P2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P3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P3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OWN2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OWN2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OWN3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OWN3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LEF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LEF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LEF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LEF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RIGH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RIGHT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RIGH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RIGHT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U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U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L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L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R2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D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/>
          <table:table-cell office:value-type="string" calcext:value-type="string">
            <text:p>DR3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10" office:value-type="float" office:value="10" calcext:value-type="float">
            <text:p>10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number-columns-repeated="99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3:09:50.199400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09:18:03.851953284</meta:creation-date>
    <dc:date>2022-06-29T13:44:45.065651566</dc:date>
    <meta:editing-duration>PT1H7M40S</meta:editing-duration>
    <meta:editing-cycles>4</meta:editing-cycles>
    <meta:generator>LibreOffice/7.0.4.2$Linux_X86_64 LibreOffice_project/00$Build-2</meta:generator>
    <meta:document-statistic meta:table-count="1" meta:cell-count="1420" meta:object-count="0"/>
  </office:meta>
</office:document-meta>
</file>